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50cf0" officeooo:paragraph-rsid="00050cf0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50cf0" officeooo:paragraph-rsid="0005680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5680e" officeooo:paragraph-rsid="0005680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5680e" officeooo:paragraph-rsid="0007d6a5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63c1d" officeooo:paragraph-rsid="00063c1d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9ece9" officeooo:paragraph-rsid="0007d6a5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9ece9" officeooo:paragraph-rsid="0009ece9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7d6a5" officeooo:paragraph-rsid="0007d6a5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9b4ca" officeooo:paragraph-rsid="0009b4ca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c247e" officeooo:paragraph-rsid="000c247e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0c247e" officeooo:paragraph-rsid="000d6e66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fo:font-weight="bold" officeooo:rsid="000b10bc" officeooo:paragraph-rsid="0009b4ca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fo:language="zxx" fo:country="none" fo:font-weight="bold" officeooo:rsid="000d96f6" officeooo:paragraph-rsid="000d96f6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fo:language="zxx" fo:country="none" fo:font-weight="bold" officeooo:rsid="000c247e" officeooo:paragraph-rsid="000c247e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fo:language="zxx" fo:country="none" fo:font-weight="bold" officeooo:rsid="000edb84" officeooo:paragraph-rsid="000edb84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officeooo:paragraph-rsid="0007d6a5"/>
    </style:style>
    <style:style style:name="P17" style:family="paragraph" style:parent-style-name="Standard">
      <style:text-properties officeooo:rsid="0007d6a5" officeooo:paragraph-rsid="0007d6a5"/>
    </style:style>
    <style:style style:name="P18" style:family="paragraph" style:parent-style-name="Standard">
      <style:text-properties fo:font-weight="bold" officeooo:paragraph-rsid="000d6e66"/>
    </style:style>
    <style:style style:name="P19" style:family="paragraph" style:parent-style-name="Standard">
      <style:text-properties fo:language="zxx" fo:country="none" fo:font-weight="normal" officeooo:rsid="000d96f6" officeooo:paragraph-rsid="000d6e66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fo:language="zxx" fo:country="none" fo:font-weight="normal" officeooo:rsid="000d96f6" officeooo:paragraph-rsid="000d96f6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text-properties fo:language="zxx" fo:country="none" fo:font-weight="normal" officeooo:rsid="000d96f6" officeooo:paragraph-rsid="000edb84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text-properties fo:language="zxx" fo:country="none" fo:font-weight="normal" officeooo:rsid="000edb84" officeooo:paragraph-rsid="000d96f6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text-properties fo:language="zxx" fo:country="none" fo:font-weight="normal" officeooo:rsid="000edb84" officeooo:paragraph-rsid="000edb84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text-properties fo:language="zxx" fo:country="none" fo:font-weight="normal" officeooo:rsid="000edb84" officeooo:paragraph-rsid="0014fce0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text-properties fo:language="zxx" fo:country="none" fo:font-weight="normal" officeooo:rsid="0014fce0" officeooo:paragraph-rsid="0014fce0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text-properties fo:language="zxx" fo:country="none" fo:font-weight="bold" officeooo:rsid="0014fce0" officeooo:paragraph-rsid="0014fce0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text-properties fo:language="zxx" fo:country="none" fo:font-weight="bold" officeooo:rsid="000edb84" officeooo:paragraph-rsid="000edb84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text-properties fo:language="zxx" fo:country="none" fo:font-weight="bold" officeooo:rsid="000edb84" officeooo:paragraph-rsid="0014fce0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color="#9cdcfe" loext:opacity="100%" style:font-name="Droid Sans Mono" fo:font-size="10.5pt" fo:language="zxx" fo:country="none" fo:font-weight="normal" fo:background-color="#1e1e1e" loext:char-shading-value="0" style:language-asian="zxx" style:country-asian="none" style:language-complex="zxx" style:country-complex="none"/>
    </style:style>
    <style:style style:name="T2" style:family="text">
      <style:text-properties fo:color="#9cdcfe" loext:opacity="100%" style:font-name="Droid Sans Mono" fo:font-size="10.5pt" fo:language="zxx" fo:country="none" fo:font-weight="normal" officeooo:rsid="00063c1d" fo:background-color="#1e1e1e" loext:char-shading-value="0" style:language-asian="zxx" style:country-asian="none" style:language-complex="zxx" style:country-complex="none"/>
    </style:style>
    <style:style style:name="T3" style:family="text">
      <style:text-properties fo:color="#9cdcfe" loext:opacity="100%" style:font-name="Droid Sans Mono" fo:font-size="10.5pt" fo:font-weight="normal" officeooo:rsid="0010f04d" fo:background-color="#1e1e1e" loext:char-shading-value="0" style:font-weight-asian="normal" style:font-weight-complex="normal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officeooo:rsid="0005680e" style:language-asian="zxx" style:country-asian="none" style:language-complex="zxx" style:country-complex="none"/>
    </style:style>
    <style:style style:name="T6" style:family="text">
      <style:text-properties fo:language="zxx" fo:country="none" officeooo:rsid="00063c1d" style:language-asian="zxx" style:country-asian="none" style:language-complex="zxx" style:country-complex="none"/>
    </style:style>
    <style:style style:name="T7" style:family="text">
      <style:text-properties fo:language="zxx" fo:country="none" officeooo:rsid="0007d6a5" style:language-asian="zxx" style:country-asian="none" style:language-complex="zxx" style:country-complex="none"/>
    </style:style>
    <style:style style:name="T8" style:family="text">
      <style:text-properties fo:language="zxx" fo:country="none" officeooo:rsid="00050cf0" style:language-asian="zxx" style:country-asian="none" style:language-complex="zxx" style:country-complex="none"/>
    </style:style>
    <style:style style:name="T9" style:family="text">
      <style:text-properties fo:language="zxx" fo:country="none" officeooo:rsid="0008225a" style:language-asian="zxx" style:country-asian="none" style:language-complex="zxx" style:country-complex="none"/>
    </style:style>
    <style:style style:name="T10" style:family="text">
      <style:text-properties fo:language="zxx" fo:country="none" officeooo:rsid="000d6e66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zxx" fo:country="none" fo:font-weight="normal" officeooo:rsid="000d6e66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language="zxx" fo:country="none" fo:font-weight="normal" officeooo:rsid="0010f04d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color="#4ec9b0" loext:opacity="100%" style:font-name="Droid Sans Mono" fo:font-size="10.5pt" fo:language="zxx" fo:country="none" fo:font-weight="normal" fo:background-color="#1e1e1e" loext:char-shading-value="0" style:language-asian="zxx" style:country-asian="none" style:language-complex="zxx" style:country-complex="none"/>
    </style:style>
    <style:style style:name="T14" style:family="text">
      <style:text-properties fo:color="#4ec9b0" loext:opacity="100%" style:font-name="Droid Sans Mono" fo:font-size="10.5pt" fo:language="zxx" fo:country="none" fo:font-weight="normal" officeooo:rsid="00063c1d" fo:background-color="#1e1e1e" loext:char-shading-value="0" style:language-asian="zxx" style:country-asian="none" style:language-complex="zxx" style:country-complex="none"/>
    </style:style>
    <style:style style:name="T15" style:family="text">
      <style:text-properties fo:color="#4ec9b0" loext:opacity="100%" style:font-name="Droid Sans Mono" fo:font-size="10.5pt" fo:font-weight="normal" officeooo:rsid="0010f04d" fo:background-color="#1e1e1e" loext:char-shading-value="0" style:font-weight-asian="normal" style:font-weight-complex="normal"/>
    </style:style>
    <style:style style:name="T16" style:family="text">
      <style:text-properties fo:color="#d4d4d4" loext:opacity="100%" style:font-name="Droid Sans Mono" fo:font-size="10.5pt" fo:language="zxx" fo:country="none" fo:font-weight="normal" fo:background-color="#1e1e1e" loext:char-shading-value="0" style:language-asian="zxx" style:country-asian="none" style:language-complex="zxx" style:country-complex="none"/>
    </style:style>
    <style:style style:name="T17" style:family="text">
      <style:text-properties fo:color="#d4d4d4" loext:opacity="100%" style:font-name="Droid Sans Mono" fo:font-size="10.5pt" fo:language="zxx" fo:country="none" fo:font-weight="normal" officeooo:rsid="00063c1d" fo:background-color="#1e1e1e" loext:char-shading-value="0" style:language-asian="zxx" style:country-asian="none" style:language-complex="zxx" style:country-complex="none"/>
    </style:style>
    <style:style style:name="T18" style:family="text">
      <style:text-properties fo:color="#d4d4d4" loext:opacity="100%" style:font-name="Droid Sans Mono" fo:font-size="10.5pt" fo:font-weight="normal" officeooo:rsid="0010f04d" fo:background-color="#1e1e1e" loext:char-shading-value="0" style:font-weight-asian="normal" style:font-weight-complex="normal"/>
    </style:style>
    <style:style style:name="T19" style:family="text">
      <style:text-properties fo:color="#008080" loext:opacity="100%" fo:language="zxx" fo:country="none" style:language-asian="zxx" style:country-asian="none" style:language-complex="zxx" style:country-complex="none"/>
    </style:style>
    <style:style style:name="T20" style:family="text">
      <style:text-properties officeooo:rsid="0007d6a5"/>
    </style:style>
    <style:style style:name="T21" style:family="text">
      <style:text-properties officeooo:rsid="0008225a"/>
    </style:style>
    <style:style style:name="T22" style:family="text">
      <style:text-properties officeooo:rsid="0009b4c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edb84" style:font-weight-asian="bold" style:font-weight-complex="bold"/>
    </style:style>
    <style:style style:name="T25" style:family="text">
      <style:text-properties fo:font-weight="bold" officeooo:rsid="000f3f54" style:font-weight-asian="bold" style:font-weight-complex="bold"/>
    </style:style>
    <style:style style:name="T26" style:family="text">
      <style:text-properties officeooo:rsid="000c247e"/>
    </style:style>
    <style:style style:name="T27" style:family="text">
      <style:text-properties officeooo:rsid="000d6e66"/>
    </style:style>
    <style:style style:name="T28" style:family="text">
      <style:text-properties officeooo:rsid="000edb84"/>
    </style:style>
    <style:style style:name="T29" style:family="text">
      <style:text-properties officeooo:rsid="000f3f54"/>
    </style:style>
    <style:style style:name="T30" style:family="text">
      <style:text-properties officeooo:rsid="0013d031"/>
    </style:style>
    <style:style style:name="T31" style:family="text">
      <style:text-properties officeooo:rsid="0014fce0"/>
    </style:style>
    <style:style style:name="T3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blisher.</text:p>
      <text:p text:style-name="P1"/>
      <text:p text:style-name="P1"><text:s/><text:span text:style-name="T24">RULES</text:span><text:span text:style-name="T23">:</text:span></text:p>
      <text:p text:style-name="P2"/>
      <text:p text:style-name="P16"><text:span text:style-name="T8">1) </text:span><text:span text:style-name="T5">HUB MUST send at least one MESSAGE in </text:span><text:span text:style-name="T13">settings</text:span><text:span text:style-name="T16">.</text:span><text:span text:style-name="T13">System</text:span><text:span text:style-name="T16">.</text:span><text:span text:style-name="T1">WEBSOCKET_TIMEOUT</text:span></text:p>
      <text:p text:style-name="P4"><text:s/></text:p>
      <text:p text:style-name="P3">2) MESSAGE MUST be in specified format.</text:p>
      <text:p text:style-name="P3"/>
      <text:p text:style-name="P2">DATA: {&lt;sensor_id:int&gt;:{value: &lt;float&gt;, <text:span text:style-name="T21">signal: &lt;</text:span><text:span text:style-name="T26">int</text:span><text:span text:style-name="T21">&gt;, charge: &lt;int&gt;</text:span>}}</text:p>
      <text:p text:style-name="P2"><text:span text:style-name="T30">SYSTEM</text:span>: {‘<text:span text:style-name="T30">system</text:span>’: {timestamp: &lt;float&gt;, <text:span text:style-name="T21">signal: &lt;int&gt;,</text:span><text:span text:style-name="T22"> </text:span>… }}</text:p>
      <text:p text:style-name="P2"/>
      <text:p text:style-name="Standard"><text:span text:style-name="T5">3) <text:s/>HU</text:span><text:span text:style-name="T6">B</text:span><text:span text:style-name="T5"> MUST </text:span><text:span text:style-name="T6">send MESSAGE with </text:span><text:span text:style-name="T7">minimal</text:span><text:span text:style-name="T6"> delay </text:span><text:span text:style-name="T7">of</text:span><text:span text:style-name="T6"> &lt;</text:span><text:span text:style-name="T14">settings</text:span><text:span text:style-name="T17">.</text:span><text:span text:style-name="T14">Throttle</text:span><text:span text:style-name="T17">.</text:span><text:span text:style-name="T2">SENSOR_MESSAGE_MIN_TIMEOUT</text:span><text:span text:style-name="T19">&gt; </text:span><text:span text:style-name="T20">per sensor.</text:span></text:p>
      <text:p text:style-name="P5"><text:s/></text:p>
      <text:p text:style-name="P17"><text:span text:style-name="T6">4</text:span><text:span text:style-name="T4">) HUB </text:span><text:span text:style-name="T9">MUST</text:span><text:span text:style-name="T4"> only send MESSAGES from the SENSORS it owns.</text:span></text:p>
      <text:p text:style-name="P6"/>
      <text:p text:style-name="P17"><text:span text:style-name="T4">5) Only one connection can be made between an authorized </text:span><text:span text:style-name="T9">HUB</text:span><text:span text:style-name="T4"> and the </text:span><text:span text:style-name="T9">PUBLISHER</text:span><text:span text:style-name="T4">.</text:span></text:p>
      <text:p text:style-name="P8"/>
      <text:p text:style-name="P7"># TODO</text:p>
      <text:p text:style-name="P9">6) MESSAGE size MUST NOT be larger than 4KB.</text:p>
      <text:p text:style-name="P12"/>
      <text:p text:style-name="P14">CACHE STRUCT:</text:p>
      <text:p text:style-name="P14"/>
      <text:p text:style-name="P11"><text:span text:style-name="T23">SENSOR</text:span> sensor_id : {hub_id: &lt;int&gt;, <text:span text:style-name="T27">last_message_at:</text:span>&lt;float&gt;}</text:p>
      <text:p text:style-name="P10"><text:span text:style-name="T25">HUB</text:span> hub_id: {last_seen_at: &lt;float&gt;, <text:span text:style-name="T27">last_message_at:&lt;float&gt;</text:span>}</text:p>
      <text:p text:style-name="P18"><text:span text:style-name="T10">CONNECTION &lt;</text:span><text:span text:style-name="T11">hub_id: </text:span><text:span text:style-name="T12">int</text:span><text:span text:style-name="T11">&gt;: &lt;ip:str&gt; </text:span><text:span text:style-name="T12">EX </text:span><text:span text:style-name="T15">settings</text:span><text:span text:style-name="T18">.</text:span><text:span text:style-name="T15">System</text:span><text:span text:style-name="T18">.</text:span><text:span text:style-name="T3">CONNECTION_TIMEOUT</text:span></text:p>
      <text:p text:style-name="P19"/>
      <text:p text:style-name="P13">PROCESS:</text:p>
      <text:p text:style-name="P22"/>
      <text:p text:style-name="P23"/>
      <text:p text:style-name="P21"/>
      <text:p text:style-name="P15"><text:span text:style-name="T32">CHANNELS</text:span>:</text:p>
      <text:p text:style-name="P15"/>
      <text:p text:style-name="P26">DATA</text:p>
      <text:p text:style-name="P28">&lt;<text:span text:style-name="T31">user_id</text:span>&gt;.&lt;hub_id: int&gt;.&lt;sensor_id: int&gt;: </text:p>
      <text:p text:style-name="P24"><text:span text:style-name="T31">{</text:span>&lt;hub_id: int&gt;: </text:p>
      <text:p text:style-name="P24"><text:span text:style-name="T31"><text:tab/>{</text:span>&lt;sensor_id: int&gt;:</text:p>
      <text:p text:style-name="P24"><text:span text:style-name="T29"><text:tab/><text:tab/>{value: &lt;float&gt;, timestamp: &lt;float&gt;, signal: &lt;int&gt;, charge:&lt;int&gt;}</text:span></text:p>
      <text:p text:style-name="P24"><text:span text:style-name="T31"><text:tab/>}</text:span></text:p>
      <text:p text:style-name="P24"><text:span text:style-name="T31">}</text:span></text:p>
      <text:p text:style-name="P26">EVENTS</text:p>
      <text:p text:style-name="P28">&lt;<text:span text:style-name="T31">user_id</text:span>&gt;.&lt;hub_id: int&gt;.<text:span text:style-name="T31">events:</text:span></text:p>
      <text:p text:style-name="P25">{<text:span text:style-name="T28">&lt;hub_id: int&gt;: </text:span></text:p>
      <text:p text:style-name="P25"><text:tab/>{events: </text:p>
      <text:p text:style-name="P25"><text:tab/><text:tab/>{status: &lt;str&gt;}</text:p>
      <text:p text:style-name="P25"><text:tab/>}</text:p>
      <text:p text:style-name="P25">}</text:p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8T16:15:31.168883692</meta:creation-date>
    <dc:date>2021-06-07T19:43:15.470814935</dc:date>
    <meta:editing-duration>PT2H45M55S</meta:editing-duration>
    <meta:editing-cycles>7</meta:editing-cycles>
    <meta:generator>LibreOffice/7.1.3.2$Linux_X86_64 LibreOffice_project/12a8e3cbd24a3757385a302d290655d4f3c7ebf1</meta:generator>
    <meta:document-statistic meta:table-count="0" meta:image-count="0" meta:object-count="0" meta:page-count="1" meta:paragraph-count="33" meta:word-count="130" meta:character-count="1007" meta:non-whitespace-character-count="892"/>
  </office:meta>
</office:document-meta>
</file>